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3c3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3c3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5e23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0af43" officeooo:paragraph-rsid="002013db" style:font-weight-asian="normal" style:font-weight-complex="normal"/>
    </style:style>
    <style:style style:name="P6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officeooo:paragraph-rsid="0013c33d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15e23d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e23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e23d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e23d" fo:background-color="transparent" style:font-weight-asian="normal" style:font-weight-complex="normal"/>
    </style:style>
    <style:style style:name="P12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3c33d"/>
    </style:style>
    <style:style style:name="P13" style:family="paragraph" style:parent-style-name="Standard" style:list-style-name="WWNum1">
      <style:paragraph-properties fo:text-align="start" style:justify-single-word="false" style:writing-mode="lr-tb"/>
      <style:text-properties officeooo:paragraph-rsid="0013c33d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officeooo:paragraph-rsid="002013db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013db" style:font-weight-asian="bold" style:font-weight-complex="bold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013d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0e00f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ab13" style:font-weight-asian="bold" style:font-weight-complex="bold"/>
    </style:style>
    <style:style style:name="T3" style:family="text">
      <style:text-properties fo:font-weight="bold" officeooo:rsid="002013db" style:font-weight-asian="bold" style:font-weight-complex="bold"/>
    </style:style>
    <style:style style:name="T4" style:family="text">
      <style:text-properties officeooo:rsid="001327a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officeooo:rsid="0013c33d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5e23d" fo:background-color="#ffff00" loext:char-shading-value="0"/>
    </style:style>
    <style:style style:name="T11" style:family="text">
      <style:text-properties officeooo:rsid="002455e9" fo:background-color="#ffff00" loext:char-shading-value="0"/>
    </style:style>
    <style:style style:name="T12" style:family="text">
      <style:text-properties officeooo:rsid="00278d8e" fo:background-color="#ffff00" loext:char-shading-value="0"/>
    </style:style>
    <style:style style:name="T13" style:family="text">
      <style:text-properties officeooo:rsid="0020af43" fo:background-color="#ffff00" loext:char-shading-value="0"/>
    </style:style>
    <style:style style:name="T14" style:family="text">
      <style:text-properties officeooo:rsid="0015e23d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0af43" fo:background-color="transparent" loext:char-shading-value="0"/>
    </style:style>
    <style:style style:name="T17" style:family="text">
      <style:text-properties officeooo:rsid="0023ab13"/>
    </style:style>
    <style:style style:name="T18" style:family="text">
      <style:text-properties officeooo:rsid="002013db"/>
    </style:style>
    <style:style style:name="T19" style:family="text">
      <style:text-properties officeooo:rsid="002d03e5"/>
    </style:style>
    <style:style style:name="T20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HANA</text:p>
      <text:p text:style-name="P1"/>
      <text:p text:style-name="P3">Tett et al., 2019. PRJNA529124:</text:p>
      <text:p text:style-name="P2"/>
      <text:list xml:id="list2392147019" text:style-name="WWNum1">
        <text:list-item>
          <text:p text:style-name="P12"><text:span text:style-name="T5">Reference</text:span>: <text:span text:style-name="T7">Tett, A., Huang, K. D., Asnicar, F., Fehlner-Peach, H., Pasolli, E., Karcher, N., ... &amp; Segata, N. (2019). The Prevotella copri complex comprises four distinct clades underrepresented in westernized populations. Cell host &amp; microbe, 26(5), 666-679.</text:span></text:p>
          <text:p text:style-name="P12"><text:a xlink:type="simple" xlink:href="https://doi.org/10.1016/j.chom.2019.08.018" text:style-name="Internet_20_link" text:visited-style-name="Visited_20_Internet_20_Link"><text:span text:style-name="T7">https://doi.org/10.1016/j.chom.2019.08.018</text:span></text:a></text:p>
        </text:list-item>
      </text:list>
      <text:p text:style-name="P6"/>
      <text:list xml:id="list124656840044102" text:continue-numbering="true" text:style-name="WWNum1">
        <text:list-item>
          <text:p text:style-name="P13"><text:span text:style-name="T5">Description</text:span>: </text:p>
          <text:list>
            <text:list-item>
              <text:p text:style-name="P13"><text:span text:style-name="T1">Tipo Dataset</text:span>: Poblacional.</text:p>
            </text:list-item>
            <text:list-item>
              <text:p text:style-name="P13"><text:span text:style-name="T1">Estado Individuos</text:span>:<text:span text:style-name="T4"> Healthy</text:span>.</text:p>
            </text:list-item>
            <text:list-item>
              <text:p text:style-name="P13"><text:span text:style-name="T1">Antes Filtros</text:span>:</text:p>
              <text:list>
                <text:list-item>
                  <text:p text:style-name="P13"><text:span text:style-name="T1">N.º Muestras=Nº Individuos</text:span>: Si (<text:span text:style-name="T8">44</text:span> muestras/<text:span text:style-name="T8">44</text:span> individuos).</text:p>
                </text:list-item>
                <text:list-item>
                  <text:p text:style-name="P13"><text:span text:style-name="T6">N.º FASTQs=N.º SampleAccessions</text:span>: Si (<text:span text:style-name="T8">44</text:span> PAIRED/ <text:span text:style-name="T8">44</text:span> SampleAccessions).</text:p>
                </text:list-item>
              </text:list>
            </text:list-item>
            <text:list-item>
              <text:p text:style-name="P15">Después Filtros <text:span text:style-name="T14">(</text:span><text:span text:style-name="T10">habría que filtrar</text:span><text:span text:style-name="T11"> </text:span><text:span text:style-name="T12">las muestras </text:span><text:span text:style-name="T13">de los Infant</text:span><text:span text:style-name="T16">)</text:span><text:span text:style-name="T15">:</text:span></text:p>
              <text:list>
                <text:list-item>
                  <text:p text:style-name="P14"><text:span text:style-name="T1">N.º Muestras=Nº Individuos</text:span>: Si (<text:span text:style-name="T18">42</text:span><text:span text:style-name="T17"> </text:span>muestras/ <text:span text:style-name="T18">42</text:span><text:span text:style-name="T17"> </text:span>individuos).</text:p>
                </text:list-item>
                <text:list-item>
                  <text:p text:style-name="P14"><text:span text:style-name="T6">N.º FASTQs=N.º SampleAccessions</text:span><text:span text:style-name="T1">: Si (</text:span><text:span text:style-name="T3">42</text:span><text:span text:style-name="T1"> PAIRED/ </text:span><text:span text:style-name="T3">42</text:span><text:span text:style-name="T2"> </text:span><text:span text:style-name="T1">SampleAccessions).</text:span></text:p>
                </text:list-item>
              </text:list>
            </text:list-item>
            <text:list-item>
              <text:p text:style-name="P16">Particularidades Procesado: No. </text:p>
            </text:list-item>
          </text:list>
        </text:list-item>
      </text:list>
      <text:p text:style-name="P1"/>
      <text:p text:style-name="P5">Se filtraron los niños que tenían menos de 3 años (Infantes).</text:p>
      <text:p text:style-name="P1"/>
      <text:p text:style-name="P17"><text:span text:style-name="T19">NO</text:span> HABRÍA QUE JUNTAR LOS FASTQS.<text:span text:style-name="T20"> </text:span></text:p>
      <text:p text:style-name="P1"/>
      <text:p text:style-name="P4"><text:span text:style-name="T9">Script CHECK</text:span>:</text:p>
      <text:p text:style-name="P4"/>
      <text:p text:style-name="P8">Run Stats Pre-filter:</text:p>
      <text:p text:style-name="P11"/>
      <text:p text:style-name="P11">1) Number of run_accessions: 44</text:p>
      <text:p text:style-name="P11">2) Number of unique sample_accessions: 44</text:p>
      <text:p text:style-name="P11">3) Number of unique sample_aliases: 44</text:p>
      <text:p text:style-name="P11">4) Appearances per scientific_name(tax_id):</text:p>
      <text:p text:style-name="P11"><text:s text:c="5"/>unique_values <text:s/>counts</text:p>
      <text:p text:style-name="P11">metagenome(256318) <text:s text:c="5"/>44</text:p>
      <text:p text:style-name="P11">5) Appearances per instrument_model(instrument_platform):</text:p>
      <text:p text:style-name="P11"><text:s text:c="16"/>unique_values <text:s/>counts</text:p>
      <text:p text:style-name="P11">Illumina HiSeq 2000(ILLUMINA) <text:s text:c="5"/>44</text:p>
      <text:p text:style-name="P11">6) Appearances per library_layout:</text:p>
      <text:p text:style-name="P11">unique_values <text:s/>counts</text:p>
      <text:p text:style-name="P11"><text:s text:c="7"/>PAIRED <text:s text:c="5"/>44</text:p>
      <text:p text:style-name="P11">7) Appearances per library_strategy+library_source:</text:p>
      <text:p text:style-name="P11"><text:s text:c="2"/>unique_values <text:s/>counts</text:p>
      <text:p text:style-name="P10">WGS+METAGENOMIC <text:s text:c="5"/>44</text:p>
      <text:p text:style-name="P9"/>
      <text:p text:style-name="P8">Run Stats Post-filter:</text:p>
      <text:p text:style-name="P11"/>
      <text:p text:style-name="P11">1) Number of run_accessions: 42</text:p>
      <text:p text:style-name="P11">2) Number of unique sample_accessions: 42</text:p>
      <text:p text:style-name="P11">3) Number of unique sample_aliases: 42</text:p>
      <text:p text:style-name="P11">4) Appearances per scientific_name(tax_id):</text:p>
      <text:p text:style-name="P11"><text:s text:c="5"/>unique_values <text:s/>counts</text:p>
      <text:p text:style-name="P11">metagenome(256318) <text:s text:c="5"/>42</text:p>
      <text:p text:style-name="P11"><text:soft-page-break/>5) Appearances per instrument_model(instrument_platform):</text:p>
      <text:p text:style-name="P11"><text:s text:c="16"/>unique_values <text:s/>counts</text:p>
      <text:p text:style-name="P11">Illumina HiSeq 2000(ILLUMINA) <text:s text:c="5"/>42</text:p>
      <text:p text:style-name="P11">6) Appearances per library_layout:</text:p>
      <text:p text:style-name="P11">unique_values <text:s/>counts</text:p>
      <text:p text:style-name="P11"><text:s text:c="7"/>PAIRED <text:s text:c="5"/>42</text:p>
      <text:p text:style-name="P11">7) Appearances per library_strategy+library_source:</text:p>
      <text:p text:style-name="P11"><text:s text:c="2"/>unique_values <text:s/>counts</text:p>
      <text:p text:style-name="P10">WGS+METAGENOMIC <text:s text:c="5"/>4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2:46:56.368033071</dc:date>
    <meta:editing-duration>PT2H32M7S</meta:editing-duration>
    <meta:editing-cycles>12</meta:editing-cycles>
    <meta:document-statistic meta:table-count="0" meta:image-count="0" meta:object-count="0" meta:page-count="2" meta:paragraph-count="49" meta:word-count="236" meta:character-count="1950" meta:non-whitespace-character-count="1664"/>
  </office:meta>
</office:document-meta>
</file>